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2.54cm" fo:margin-right="0cm" fo:text-indent="0cm" style:auto-text-indent="false"/>
    </style:style>
    <style:style style:name="P5" style:family="paragraph" style:parent-style-name="Standard">
      <style:paragraph-properties fo:margin-left="2.54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5.08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indent="1.27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âu hỏi audit module 5</text:span></text:p>
      <text:p text:style-name="P2"/>
      <text:list xml:id="list122131126" text:style-name="WWNum1">
        <text:list-item>
          <text:p text:style-name="P1"><text:span text:style-name="T2">Trình bày được ý nghĩa và khái niệm Observer:</text:span></text:p>
        </text:list-item>
      </text:list>
      <text:p text:style-name="P3"><text:span text:style-name="T2">Là các đối tượng khi bấm subcribe nó trả về , observer : có thể là data =&gt; ,error , complete </text:span></text:p>
      <text:list xml:id="list170631843533010" text:continue-numbering="true" text:style-name="WWNum1">
        <text:list-item>
          <text:p text:style-name="P1"><text:span text:style-name="T2">Trình bày được ý nghĩa và khái niệm Observable</text:span></text:p>
        </text:list-item>
        <text:list-item>
          <text:p text:style-name="P1"><text:span text:style-name="T2">Phân biệt sự khác nhau giữa var, let, const</text:span></text:p>
        </text:list-item>
        <text:list-item>
          <text:p text:style-name="P1"><text:span text:style-name="T2">File angular.json và package.js sử dụng để làm gì?</text:span></text:p>
        </text:list-item>
        <text:list-item>
          <text:p text:style-name="P1"><text:span text:style-name="T2">Kể tên các directive được hỗ trợ trong angular</text:span></text:p>
        </text:list-item>
        <text:list-item>
          <text:p text:style-name="P1"><text:span text:style-name="T2">Trình bày được ý nghĩa và khái niệm subcribe</text:span></text:p>
        </text:list-item>
        <text:list-item>
          <text:p text:style-name="P1"><text:span text:style-name="T2">Trình bày khái niệm Single page application</text:span></text:p>
          <text:list>
            <text:list-item>
              <text:p text:style-name="P1"><text:span text:style-name="T2">ứng dụng 1 trang , các việc hoán đổi qua từng trang thì thằng router làm việc , hoán đổi giao diện liên tục</text:span></text:p>
            </text:list-item>
          </text:list>
        </text:list-item>
        <text:list-item>
          <text:p text:style-name="P1"><text:span text:style-name="T2">Trình bày về Data binding trong component</text:span></text:p>
        </text:list-item>
        <text:list-item>
          <text:p text:style-name="P1"><text:span text:style-name="T2">Trình bày sự khác nhau giữa navigateByUrl và navigate</text:span></text:p>
          <text:list>
            <text:list-item>
              <text:p text:style-name="P1"><text:span text:style-name="T2">Navigate truyền theo dạng mảng, router động </text:span></text:p>
            </text:list-item>
            <text:list-item>
              <text:p text:style-name="P1"><text:span text:style-name="T2">NavigateByUrl thì truyền theo dạng chuỗi, đường dẫn tĩnh</text:span></text:p>
            </text:list-item>
          </text:list>
        </text:list-item>
        <text:list-item>
          <text:p text:style-name="P1"><text:span text:style-name="T2">TypeScript là gì?</text:span></text:p>
        </text:list-item>
        <text:list-item>
          <text:p text:style-name="P1"><text:span text:style-name="T2">Tại sao nên sử dụng Typescript, Ưu điểm của Typescript</text:span></text:p>
        </text:list-item>
        <text:list-item>
          <text:p text:style-name="P1"><text:span text:style-name="T2">Làm thế nào để lấy được dữ liệu từ component cha</text:span></text:p>
        </text:list-item>
        <text:list-item>
          <text:p text:style-name="P1"><text:span text:style-name="T2">Làm thế nào để lấy được dữ liệu từ component con</text:span></text:p>
        </text:list-item>
        <text:list-item>
          <text:p text:style-name="P1"><text:span text:style-name="T2">Sự khác biệt giữa RouterModule.forChild và RouterModule.forRoot là gì?</text:span></text:p>
        </text:list-item>
        <text:list-item>
          <text:p text:style-name="P1"><text:span text:style-name="T2">Tại sao nên sử dụng Angular (điểm mạnh)?</text:span></text:p>
          <text:list>
            <text:list-item>
              <text:p text:style-name="P1"><text:span text:style-name="T2">Observable ,typescript , single page , lazy-loading của forChild-forRoot., JIT</text:span></text:p>
            </text:list-item>
          </text:list>
        </text:list-item>
        <text:list-item>
          <text:p text:style-name="P1"><text:span text:style-name="T2">Nhược điểm của Angular là gì?</text:span></text:p>
        </text:list-item>
        <text:list-item>
          <text:p text:style-name="P1"><text:span text:style-name="T2">Angular Cli là gì? Làm sao để sử dụng nó ?</text:span></text:p>
        </text:list-item>
        <text:list-item>
          <text:p text:style-name="P1"><text:span text:style-name="T2">Directive trong angular là gì ?</text:span></text:p>
        </text:list-item>
        <text:list-item>
          <text:p text:style-name="P1"><text:span text:style-name="T2">Trình bày được khái niệm template trong angular</text:span></text:p>
        </text:list-item>
        <text:list-item>
          <text:p text:style-name="P1"><text:span text:style-name="T2">Giải thích kiến trúc của Angular</text:span></text:p>
        </text:list-item>
      </text:list>
      <text:p text:style-name="P4"><text:span text:style-name="T2">Module &gt; component –service(hỗ trợ component) module routing&gt; template - metadata (định nghĩa component) &gt; binding &gt; directive &gt; </text:span></text:p>
      <text:list xml:id="list170632119986436" text:continue-numbering="true" text:style-name="WWNum1">
        <text:list-item>
          <text:p text:style-name="P1"><text:span text:style-name="T2">Hãy mô tả khái niệm Databinding One Way &amp; two way phân biệt sự khác nhau?</text:span></text:p>
        </text:list-item>
        <text:list-item>
          <text:p text:style-name="P1"><text:soft-page-break/><text:span text:style-name="T2">ngModule là gì?</text:span></text:p>
        </text:list-item>
        <text:list-item>
          <text:p text:style-name="P1"><text:span text:style-name="T2">Component là gì ? các thành phần của component</text:span></text:p>
        </text:list-item>
        <text:list-item>
          <text:p text:style-name="P1"><text:span text:style-name="T2">Có thể chuyển mã TypeScript thành mã Javascript không, bằng cách nào?</text:span></text:p>
        </text:list-item>
        <text:list-item>
          <text:p text:style-name="P1"><text:span text:style-name="T2">Mô tả vòng đời component?</text:span></text:p>
        </text:list-item>
        <text:list-item>
          <text:p text:style-name="P1"><text:span text:style-name="T2">Pipe là gì?</text:span></text:p>
        </text:list-item>
        <text:list-item>
          <text:p text:style-name="P1"><text:span text:style-name="T2">Phân biệt sự khác nhau giữa Promise và Observable</text:span></text:p>
        </text:list-item>
        <text:list-item>
          <text:p text:style-name="P1"><text:span text:style-name="T2">Biên dịch AOT là gì? Những lợi thế của AOT ?</text:span></text:p>
        </text:list-item>
      </text:list>
      <text:p text:style-name="P6"><text:span text:style-name="T2">AOT = Ahead of Time ( biên dịch ‘compile’ trong lúc build )</text:span></text:p>
      <text:p text:style-name="P6"><text:span text:style-name="T2">Biên dịch trước rồi sau đấy mới chạy chương trình </text:span></text:p>
      <text:p text:style-name="P6"><text:span text:style-name="T2">(Angular , Java, C, C++ ,C#, .net….)</text:span></text:p>
      <text:p text:style-name="P6"><text:span text:style-name="T2">Lúc nào cần compile thì dùng, đỡ tốn vùng nhớ hơn .</text:span></text:p>
      <text:p text:style-name="P4"><text:span text:style-name="T2">JIT = Just in Time = compile ngay thức thì , trong lúc chạy ở Browser</text:span></text:p>
      <text:p text:style-name="P4"><text:span text:style-name="T2">(Angular)</text:span></text:p>
      <text:p text:style-name="P5"/>
      <text:p text:style-name="P4"><text:span text:style-name="T2">… <text:line-break/>ưu điểm ; </text:span></text:p>
      <text:p text:style-name="P4"><text:span text:style-name="T2">+biên dịch khi nào cần</text:span></text:p>
      <text:p text:style-name="P4"><text:span text:style-name="T2">+ thích hợp trong quá trình sử dụng </text:span></text:p>
      <text:p text:style-name="P7"><text:span text:style-name="T2">+ Lúc nào cần compile thì dùng, đỡ tốn vùng nhớ hơn .</text:span></text:p>
      <text:p text:style-name="P7"><text:span text:style-name="T2">+ Lỗi sẽ xuất hiện khi build chương trình ,( đứng chương trình build lại , sửa code xong mới build tiếp )</text:span></text:p>
      <text:p text:style-name="P5"/>
      <text:list xml:id="list170631879803995" text:continue-numbering="true" text:style-name="WWNum1">
        <text:list-item>
          <text:p text:style-name="P1"><text:span text:style-name="T2">Trình bày khái niệm Front-end &amp; backend</text:span></text:p>
        </text:list-item>
        <text:list-item>
          <text:p text:style-name="P1"><text:span text:style-name="T2">Làm sao để cài đặt TypeScript</text:span></text:p>
        </text:list-item>
        <text:list-item>
          <text:p text:style-name="P1"><text:span text:style-name="T2">Để khởi tạo một dự án angular sử dụng câu lệnh nào</text:span></text:p>
        </text:list-item>
        <text:list-item>
          <text:p text:style-name="P1"><text:span text:style-name="T2">Để chạy một dự án angular sử dụng câu lệnh nào</text:span></text:p>
        </text:list-item>
        <text:list-item>
          <text:p text:style-name="P1"><text:span text:style-name="T2">Kể tên các kiểu dữ liệu trong Typescript</text:span></text:p>
        </text:list-item>
        <text:list-item>
          <text:p text:style-name="P1"><text:span text:style-name="T2">Kể tên các vòng lặp được typescript hỗ trợ</text:span></text:p>
        </text:list-item>
        <text:list-item>
          <text:p text:style-name="P1"><text:span text:style-name="T2">ngFor là gì? Cách sử dụng</text:span></text:p>
        </text:list-item>
        <text:list-item>
          <text:p text:style-name="P1"><text:soft-page-break/><text:span text:style-name="T2">ngIf là gì? Cách sử dụng</text:span></text:p>
        </text:list-item>
        <text:list-item>
          <text:p text:style-name="P1"><text:span text:style-name="T2">Các cách tạo form trong Angular</text:span></text:p>
        </text:list-item>
        <text:list-item>
          <text:p text:style-name="P1"><text:span text:style-name="T2">router trong angular dùng để làm gì?</text:span></text:p>
        </text:list-item>
        <text:list-item>
          <text:p text:style-name="P1"><text:span text:style-name="T2">Cách để lấy tham số trên URL trong angular</text:span></text:p>
        </text:list-item>
        <text:list-item>
          <text:p text:style-name="P1"><text:span text:style-name="T2">làm sao để kiểm tra người dùng có quyền truy cập vào 1 route ?</text:span></text:p>
          <text:list>
            <text:list-item>
              <text:p text:style-name="P1"><text:span text:style-name="T2">Router Guard: phần quyền trong Angular.</text:span><text:bookmark text:name="_GoBack"/></text:p>
            </text:list-item>
          </text:list>
        </text:list-item>
        <text:list-item>
          <text:p text:style-name="P1"><text:span text:style-name="T2">lazy-loading là gì?</text:span></text:p>
        </text:list-item>
      </text:list>
      <text:p text:style-name="List_20_Paragraph"><text:span text:style-name="T2">Load component khi nào cần thôi , không cần thì thôi </text:span></text:p>
      <text:p text:style-name="List_20_Paragraph"><text:span text:style-name="T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rung DC</meta:initial-creator>
    <dc:creator>Hau Nguyen Duc</dc:creator>
    <meta:editing-cycles>2</meta:editing-cycles>
    <meta:creation-date>2021-06-02T08:58:00</meta:creation-date>
    <dc:date>2021-06-15T10:06:00</dc:date>
    <meta:editing-duration>PT1H25M</meta:editing-duration>
    <meta:generator>LibreOffice/6.4.7.2$Linux_X86_64 LibreOffice_project/40$Build-2</meta:generator>
    <meta:document-statistic meta:table-count="0" meta:image-count="0" meta:object-count="0" meta:page-count="3" meta:paragraph-count="62" meta:word-count="610" meta:character-count="2935" meta:non-whitespace-character-count="24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